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040f02" officeooo:paragraph-rsid="00040f0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40f02" officeooo:paragraph-rsid="00040f0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4181a" officeooo:paragraph-rsid="0004181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5e671" officeooo:paragraph-rsid="0005e671" style:font-size-asian="10.5pt" style:font-weight-asian="normal" style:font-size-complex="12pt" style:font-weight-complex="normal"/>
    </style:style>
    <style:style style:name="T1" style:family="text">
      <style:text-properties officeooo:rsid="0004181a"/>
    </style:style>
    <style:style style:name="T2" style:family="text">
      <style:text-properties officeooo:rsid="0005e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ing the data set</text:p>
      <text:p text:style-name="P1"/>
      <text:p text:style-name="P2">Entity diagram relationships -</text:p>
      <text:p text:style-name="P2"/>
      <text:p text:style-name="P2">The person entity <text:span text:style-name="T2">contains a unique identifier for the person, signified by a number</text:span>, <text:span text:style-name="T2">their name,</text:span> their availability and their <text:span text:style-name="T1">position</text:span> within the business hierarchy. <text:span text:style-name="T2">The position will be on a scale from 1-9, with 1 being lowest in the business and 9 being highest.</text:span></text:p>
      <text:p text:style-name="P2"/>
      <text:p text:style-name="P2">The project entity includes a unique identifier, the name of the project, the Client it is for and also the start and end date of the project.</text:p>
      <text:p text:style-name="P2"/>
      <text:p text:style-name="P2">The skill entity identifies a particular skill by a name of the skill and a unique code. </text:p>
      <text:p text:style-name="P2"/>
      <text:p text:style-name="P2">The category entity identifies a specific category of skills by a name and a unique code, e.g. Agile, Automation</text:p>
      <text:p text:style-name="P2"/>
      <text:p text:style-name="P2">The Person skill entity similar to above <text:span text:style-name="T1">has a unique identifier and contains the identifiers for Person, skill and category. It also contains an entry for skill level so you can choose a person, select which category the skill is from and put in a level of that skill for that person, rating from 0-5 with 5 being a Master of the skill and 0 being unqualified.</text:span></text:p>
      <text:p text:style-name="P2"/>
      <text:p text:style-name="P3">The Project skill entity as before has its own unique identifier. It contains the identifiers for Project, skill and category. It also contains 2 separate columns, one for the minimum level and one for maximum level. With this you can select a project, choose a required skill and choose what level of skill is required, <text:span text:style-name="T2">as before from the scale 0-5</text:span>.</text:p>
      <text:p text:style-name="P3"/>
      <text:p text:style-name="P4">All the information regarding people, projects and skills are in a JSON format.</text:p>
      <text:p text:style-name="P2"/>
      <text:p text:style-name="P2"/>
      <text:p text:style-name="P2"/>
      <text:p text:style-name="P2"/>
      <text:p text:style-name="P2">Person</text:p>
      <text:p text:style-name="P2">Skill</text:p>
      <text:p text:style-name="P2">Person skill</text:p>
      <text:p text:style-name="P2">Project</text:p>
      <text:p text:style-name="P2">Project skill</text:p>
      <text:p text:style-name="P2">Category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1:48:01.250000000</meta:creation-date>
    <dc:date>2014-08-19T12:27:42.980000000</dc:date>
    <meta:editing-duration>PT24M31S</meta:editing-duration>
    <meta:editing-cycles>2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15" meta:word-count="265" meta:character-count="1503" meta:non-whitespace-character-count="1252"/>
  </office:meta>
</office:document-meta>
</file>